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monospaced for SAP" svg:font-family="'Arial monospaced for SAP'" style:font-family-generic="swiss" style:font-pitch="variable"/>
    <style:font-face style:name="Arial monospaced for SAP1" svg:font-family="'Arial monospaced for SAP'" style:font-adornments="Regular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BentonSansBook" svg:font-family="BentonSansBook, Avenir, Helvetica, Arial, sans-serif, 'Apple Color Emoji', 'Segoe UI Emoji', 'Segoe UI Symbol'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Regular" style:font-family-generic="swiss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23d748"/>
    </style:style>
    <style:style style:name="P2" style:family="paragraph" style:parent-style-name="Text_20_body">
      <style:text-properties officeooo:rsid="001fadb9" officeooo:paragraph-rsid="001fadb9"/>
    </style:style>
    <style:style style:name="P3" style:family="paragraph" style:parent-style-name="Text_20_body">
      <style:text-properties officeooo:rsid="00205f78" officeooo:paragraph-rsid="00205f78"/>
    </style:style>
    <style:style style:name="P4" style:family="paragraph" style:parent-style-name="Text_20_body">
      <style:text-properties style:font-name="Calibri" fo:font-size="12pt" fo:font-style="normal" officeooo:rsid="0021fbb5" officeooo:paragraph-rsid="0021fbb5" style:font-size-asian="12pt" style:font-style-asian="normal" style:font-style-complex="normal"/>
    </style:style>
    <style:style style:name="P5" style:family="paragraph" style:parent-style-name="Text_20_body">
      <style:text-properties officeooo:rsid="003367e4" officeooo:paragraph-rsid="003367e4"/>
    </style:style>
    <style:style style:name="P6" style:family="paragraph" style:parent-style-name="Heading_20_2">
      <style:text-properties officeooo:paragraph-rsid="0034f520"/>
    </style:style>
    <style:style style:name="P7" style:family="paragraph" style:parent-style-name="Standard" style:list-style-name="L1"/>
    <style:style style:name="P8" style:family="paragraph" style:parent-style-name="Standard" style:list-style-name="L1">
      <style:text-properties officeooo:paragraph-rsid="0023d748"/>
    </style:style>
    <style:style style:name="P9" style:family="paragraph" style:parent-style-name="Text_20_body" style:list-style-name="L2">
      <style:text-properties officeooo:paragraph-rsid="0024d897"/>
    </style:style>
    <style:style style:name="P10" style:family="paragraph" style:parent-style-name="Text_20_body" style:list-style-name="L2">
      <style:text-properties fo:font-weight="bold" officeooo:paragraph-rsid="0024d897" style:font-weight-asian="bold" style:font-weight-complex="bold"/>
    </style:style>
    <style:style style:name="P11" style:family="paragraph" style:parent-style-name="Text_20_body" style:list-style-name="L2">
      <style:text-properties fo:font-weight="bold" officeooo:paragraph-rsid="002f876d" style:font-weight-asian="bold" style:font-weight-complex="bold"/>
    </style:style>
    <style:style style:name="P12" style:family="paragraph" style:parent-style-name="Text_20_body" style:list-style-name="L3">
      <style:text-properties officeooo:rsid="002b6070" officeooo:paragraph-rsid="002b6070"/>
    </style:style>
    <style:style style:name="P13" style:family="paragraph" style:parent-style-name="Text_20_body">
      <style:text-properties fo:font-style="normal" officeooo:rsid="00368b16" officeooo:paragraph-rsid="00368b16" style:font-style-asian="normal" style:font-style-complex="normal"/>
    </style:style>
    <style:style style:name="P14" style:family="paragraph" style:parent-style-name="Text_20_body">
      <style:text-properties officeooo:paragraph-rsid="0034f520"/>
    </style:style>
    <style:style style:name="P15" style:family="paragraph" style:parent-style-name="Text_20_body">
      <style:text-properties officeooo:paragraph-rsid="00368b16"/>
    </style:style>
    <style:style style:name="T1" style:family="text">
      <style:text-properties style:font-name="Times New Roman" fo:font-size="12pt" fo:font-style="normal" style:font-size-asian="12pt" style:font-style-asian="normal" style:font-style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34f520" style:font-style-asian="italic" style:font-style-complex="italic"/>
    </style:style>
    <style:style style:name="T5" style:family="text">
      <style:text-properties style:font-name="Calibri" fo:font-size="12pt" fo:font-style="normal" style:font-size-asian="12pt" style:font-style-asian="normal" style:font-style-complex="normal"/>
    </style:style>
    <style:style style:name="T6" style:family="text">
      <style:text-properties style:font-name="Calibri" fo:font-size="12pt" fo:font-style="normal" officeooo:rsid="0021fbb5" style:font-size-asian="12pt" style:font-style-asian="normal" style:font-style-complex="normal"/>
    </style:style>
    <style:style style:name="T7" style:family="text">
      <style:text-properties officeooo:rsid="0021fbb5"/>
    </style:style>
    <style:style style:name="T8" style:family="text">
      <style:text-properties style:font-name="Arial monospaced for SAP" fo:font-size="12pt" fo:font-style="normal" officeooo:rsid="0021fbb5" style:font-size-asian="12pt" style:font-style-asian="normal" style:font-style-complex="normal"/>
    </style:style>
    <style:style style:name="T9" style:family="text">
      <style:text-properties style:font-name="Arial monospaced for SAP1" fo:font-size="12pt" style:font-size-asian="12pt"/>
    </style:style>
    <style:style style:name="T10" style:family="text">
      <style:text-properties style:font-name="Arial monospaced for SAP1" fo:font-size="12pt" officeooo:rsid="0021fbb5" style:font-size-asian="12pt"/>
    </style:style>
    <style:style style:name="T11" style:family="text">
      <style:text-properties style:font-name="Arial monospaced for SAP1" fo:font-size="12pt" officeooo:rsid="00368b16" style:font-size-asian="12pt"/>
    </style:style>
    <style:style style:name="T12" style:family="text">
      <style:text-properties style:font-name="Arial monospaced for SAP1" fo:font-size="12pt" fo:background-color="transparent" loext:char-shading-value="0" style:font-size-asian="12pt"/>
    </style:style>
    <style:style style:name="T13" style:family="text">
      <style:text-properties style:font-name="Arial monospaced for SAP1" fo:font-size="12pt" fo:font-style="italic" fo:font-weight="normal" officeooo:rsid="0034f520" style:font-size-asian="12pt" style:font-style-asian="italic" style:font-weight-asian="normal" style:font-style-complex="italic" style:font-weight-complex="normal"/>
    </style:style>
    <style:style style:name="T14" style:family="text">
      <style:text-properties style:font-name="Arial monospaced for SAP1" fo:font-size="12pt" fo:font-style="normal" fo:font-weight="normal" officeooo:rsid="0034f520" style:font-size-asian="12pt" style:font-style-asian="normal" style:font-weight-asian="normal" style:font-style-complex="normal" style:font-weight-complex="normal"/>
    </style:style>
    <style:style style:name="T15" style:family="text">
      <style:text-properties officeooo:rsid="00243dd3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43dd3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43dd3" style:font-weight-asian="normal" style:font-weight-complex="normal"/>
    </style:style>
    <style:style style:name="T20" style:family="text">
      <style:text-properties fo:font-weight="normal" officeooo:rsid="002f876d" style:font-weight-asian="normal" style:font-weight-complex="normal"/>
    </style:style>
    <style:style style:name="T21" style:family="text">
      <style:text-properties fo:font-weight="normal" officeooo:rsid="0034f520" style:font-weight-asian="normal" style:font-weight-complex="normal"/>
    </style:style>
    <style:style style:name="T22" style:family="text">
      <style:text-properties fo:font-weight="normal" officeooo:rsid="0026886e" style:font-weight-asian="normal" style:font-weight-complex="normal"/>
    </style:style>
    <style:style style:name="T23" style:family="text">
      <style:text-properties officeooo:rsid="0024d897"/>
    </style:style>
    <style:style style:name="T24" style:family="text">
      <style:text-properties fo:color="#000000" loext:opacity="100%" fo:font-weight="bold" style:font-weight-asian="bold" style:font-weight-complex="bold"/>
    </style:style>
    <style:style style:name="T25" style:family="text">
      <style:text-properties fo:color="#000000" loext:opacity="100%" fo:font-weight="bold" officeooo:rsid="00289c16" style:font-weight-asian="bold" style:font-weight-complex="bold"/>
    </style:style>
    <style:style style:name="T26" style:family="text">
      <style:text-properties fo:color="#000000" loext:opacity="100%" style:font-name="Times New Roman" fo:font-size="12pt" fo:font-style="normal" fo:font-weight="normal" officeooo:rsid="00205f78" style:font-size-asian="12pt" style:font-style-asian="normal" style:font-weight-asian="normal" style:font-style-complex="normal" style:font-weight-complex="normal"/>
    </style:style>
    <style:style style:name="T27" style:family="text">
      <style:text-properties fo:color="#000000" loext:opacity="100%" fo:font-weight="normal" officeooo:rsid="00289c16" style:font-weight-asian="normal" style:font-weight-complex="normal"/>
    </style:style>
    <style:style style:name="T28" style:family="text">
      <style:text-properties fo:color="#000000" loext:opacity="100%" fo:font-weight="normal" officeooo:rsid="0034f520" style:font-weight-asian="normal" style:font-weight-complex="normal"/>
    </style:style>
    <style:style style:name="T29" style:family="text">
      <style:text-properties officeooo:rsid="002f876d"/>
    </style:style>
    <style:style style:name="T30" style:family="text">
      <style:text-properties officeooo:rsid="0034f520"/>
    </style:style>
    <style:style style:name="T31" style:family="text">
      <style:text-properties fo:font-style="normal" officeooo:rsid="0034f520" style:font-style-asian="normal" style:font-style-complex="normal"/>
    </style:style>
    <style:style style:name="T32" style:family="text">
      <style:text-properties fo:font-style="normal" officeooo:rsid="00368b16" style:font-style-asian="normal" style:font-style-complex="normal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34f520" style:font-style-asian="normal" style:font-weight-asian="normal" style:font-style-complex="normal" style:font-weight-complex="normal"/>
    </style:style>
    <style:style style:name="T35" style:family="text">
      <style:text-properties officeooo:rsid="00368b1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ovimentação de Mercadoria</text:h>
      <text:h text:style-name="Heading_20_2" text:outline-level="2">Lançamento de Mercadoria</text:h>
      <text:p text:style-name="P2">Toda mercadoria quando movimentada gera um documento, toda movimentação de mercadoria pode ser gerenciada uma MIGO.</text:p>
      <text:p text:style-name="P3">Começando Para lançar uma movimentação de mercadoria é necessário gerar uma BAPI chamada <text:span text:style-name="T1">“BAPI_GOODSMVT_CREATE”</text:span><text:span text:style-name="T5">, da qual pode ser chamada como Função.</text:span></text:p>
      <text:p text:style-name="P4">A entrada de dados dessa BAPI é divida em 3 Inputs</text:p>
      <text:p text:style-name="Text_20_body"><text:span text:style-name="T6">Cabeçalho, oriundo da estrutura; </text:span><text:span text:style-name="T8">BAPI2017_GM_HEAD_01</text:span>, onde os seguintes campos são obrigatórios;</text:p>
      <text:list text:style-name="L1">
        <text:list-item>
          <text:p text:style-name="P8"><text:span text:style-name="T8">pstng_date</text:span>, <text:s/><text:span text:style-name="T7">Data de lançamento.</text:span></text:p>
        </text:list-item>
        <text:list-item>
          <text:p text:style-name="P8"><text:span text:style-name="T10">doc_date</text:span>, <text:span text:style-name="T7">Data do Documento.</text:span></text:p>
        </text:list-item>
        <text:list-item>
          <text:p text:style-name="P7"><text:span text:style-name="T12">gr_gi_slip_no</text:span>, <text:span text:style-name="T15">nota que acompanha a mercadoria, é importante lançar esse campo no entanto ele não é </text:span><text:span text:style-name="T17">obrigatório.</text:span></text:p>
        </text:list-item>
      </text:list>
      <text:p text:style-name="P1">é <text:span text:style-name="T15">obrigatório também lançar um código junto ao lançamento</text:span> <text:span text:style-name="T15">oriundo da estrutura </text:span><text:span text:style-name="T9">BAPI2017_GM_CODE</text:span>, por i<text:span text:style-name="T15">termédio da tabela </text:span><text:span text:style-name="T2">T158G</text:span><text:span text:style-name="T16"> </text:span><text:span text:style-name="T19">é possível quais as possibilidades a serem preenchidas nessa tabela.</text:span></text:p>
      <text:list xml:id="list2066097278" text:style-name="L2">
        <text:list-item>
          <text:p text:style-name="P9"><text:span text:style-name="T16">01 - MB01</text:span> – <text:span text:style-name="T23">Entradas de Mercadorias para Ordem de Compra</text:span></text:p>
        </text:list-item>
      </text:list>
      <text:p text:style-name="P5">Recebimento de Mercadorias </text:p>
      <text:list xml:id="list145427497090774" text:continue-numbering="true" text:style-name="L2">
        <text:list-item>
          <text:p text:style-name="P9"><text:span text:style-name="T16">02 - MB31 </text:span><text:span text:style-name="T18">–</text:span> <text:span text:style-name="T23">Entradas de Mercadorias para Ordem de produção</text:span></text:p>
        </text:list-item>
        <text:list-item>
          <text:p text:style-name="P9"><text:span text:style-name="T16">03 - MB1A </text:span>– <text:span text:style-name="T23">Saída de Mercadorias</text:span></text:p>
        </text:list-item>
        <text:list-item>
          <text:p text:style-name="P9"><text:span text:style-name="T16">04 - MB1B</text:span> – <text:span text:style-name="T23">Lançamento de Transferencia</text:span></text:p>
        </text:list-item>
        <text:list-item>
          <text:p text:style-name="P9"><text:span text:style-name="T16">05 - MB1C </text:span>– Insira <text:span text:style-name="T23">O</text:span>utros <text:span text:style-name="T23">R</text:span>ecebimentos de <text:span text:style-name="T23">M</text:span>ercadorias</text:p>
        </text:list-item>
        <text:list-item>
          <text:p text:style-name="P10">06 - MB11 <text:span text:style-name="T18">– </text:span><text:span text:style-name="T20">Estorno de Mercadorias Movimentadas</text:span></text:p>
        </text:list-item>
        <text:list-item>
          <text:p text:style-name="P11"><text:span text:style-name="T29">07 – MB04</text:span><text:span text:style-name="T20"> – Ajuste subsequente a um pedido de subcontratação</text:span></text:p>
        </text:list-item>
      </text:list>
      <text:p text:style-name="P14"><text:span text:style-name="T19">A </text:span><text:span text:style-name="T22">entrada ITEM é ampla, pois ela abrange varias entradas diferentes portanto existem vários campos a serem abordados </text:span><text:span text:style-name="T21">para itens de mercadorias a tabela </text:span><text:span text:style-name="T13">AFPO</text:span><text:span text:style-name="T14">,</text:span>pode ser usada para adquirir as informações necessárias para fazer a seleção basta<text:span text:style-name="T14"> </text:span>usar o campo <text:span text:style-name="T14">MATNR </text:span>em liga<text:span text:style-name="T30">ção com o</text:span> <text:span text:style-name="T30">da junção das tabelas EKKO e EKPO</text:span><text:span text:style-name="T22">.</text:span></text:p>
      <text:p text:style-name="P14"><text:span text:style-name="T22">C</text:span><text:span text:style-name="T21">onforme os testes são executados a tabela de saida </text:span><text:span text:style-name="T3">return</text:span><text:span text:style-name="T33">, </text:span><text:span text:style-name="T34">indicará os campos obrigátorios e os que estão faltando, apartir dos campos preenchidos ela automáticmanete preencherá outros campos.</text:span></text:p>
      <text:h text:style-name="P6" text:outline-level="2"><text:span text:style-name="T16">Como checar </text:span><text:span text:style-name="T24">uma </text:span><text:span text:style-name="T25">MIGO</text:span></text:h>
      <text:p text:style-name="P14"><text:span text:style-name="T27">Q</text:span><text:span text:style-name="T28">uando o a BAPI </text:span><text:span text:style-name="T26">“BAPI_GOODSMVT_CREATE” </text:span>é executada <text:span text:style-name="T30">um documento de material é gerado e apartir desse documento é que checamos se a MIGO foi de fato ou não gerada.</text:span></text:p>
      <text:list text:style-name="L3">
        <text:list-item>
          <text:p text:style-name="P12"><text:soft-page-break/>Uma migo pode ser chegada por meio da transação MIGO, no entanto apenas a tabela <text:span text:style-name="T35">Relacionadas a transação podem</text:span> não <text:span text:style-name="T35">ser </text:span>suficiente<text:span text:style-name="T35">s</text:span> para <text:span text:style-name="T35">checar </text:span>uma MIGO, para checar relações <text:span text:style-name="T35">chaves </text:span>entre tabelas basta checar a seguinte tabela <text:span text:style-name="T3">DD08L.</text:span></text:p>
        </text:list-item>
      </text:list>
      <text:p text:style-name="P14"><text:span text:style-name="T31">Na junção da Tabelas </text:span><text:span text:style-name="T4">EKPO</text:span><text:span text:style-name="T31"> e </text:span><text:span text:style-name="T4">EKKO</text:span><text:span text:style-name="T31">, os campos </text:span><text:span text:style-name="T32">podem filtrar uma terceira tabela, a MSEG e MKPF, onde ambas as tabelas estão relacionadas a uma MIGO anteriormente gerada sendo a MSEG tabela nivel item e a MKPF nível cabeçalho de documento. A ligação pode ser feita entre a EKPO e EKKO com a MSEG usando os seguintes campos chaves</text:span>, ebeln, ebelp, werks, matnr e lgort.</text:p>
      <text:h text:style-name="Heading_20_2" text:outline-level="2">Estorno e Gerando MIRO</text:h>
      <text:p text:style-name="P15"><text:span text:style-name="T35">Uma vez com os campos em mãos agora basa apenas utilizar o resultado obtido na tabela MSEG para preencher os campos de itens do estorno sendo a BAPI de cancelamento da MIGO; “</text:span><text:span text:style-name="T11">BAPI_GOODSMVT_CANCEL”</text:span> e <text:span text:style-name="T35">a de geração da MIRO; “</text:span><text:span text:style-name="T9">BAPI_INCOMINGINVOICE_CREATE”.</text:span></text:p>
      <text:p text:style-name="P13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monospaced for SAP" svg:font-family="'Arial monospaced for SAP'" style:font-family-generic="swiss" style:font-pitch="variable"/>
    <style:font-face style:name="Arial monospaced for SAP1" svg:font-family="'Arial monospaced for SAP'" style:font-adornments="Regular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BentonSansBook" svg:font-family="BentonSansBook, Avenir, Helvetica, Arial, sans-serif, 'Apple Color Emoji', 'Segoe UI Emoji', 'Segoe UI Symbol'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1" fo:font-family="Calibri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Definition_20_Term" style:display-name="Definition Term" style:family="paragraph" style:parent-style-name="Standard"/>
    <style:style style:name="Definition_20_List" style:display-name="Definition List" style:family="paragraph" style:parent-style-name="Standard" style:next-style-name="Definition_20_Term">
      <style:paragraph-properties fo:margin-left="0.635cm" fo:margin-right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nex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nex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nex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nex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next-style-name="Standard">
      <style:text-properties fo:font-style="italic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2" fo:font-family="'Courier New'" style:font-style-name="Regular" style:font-family-generic="swiss" style:font-pitch="variable" fo:font-size="10pt" style:font-size-asian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7T14:25:03.280000000</meta:creation-date>
    <dc:date>2023-05-29T14:54:26.426000000</dc:date>
    <meta:editing-duration>PT8H32M23S</meta:editing-duration>
    <meta:editing-cycles>19</meta:editing-cycles>
    <meta:generator>LibreOffice/7.5.1.2$Windows_X86_64 LibreOffice_project/fcbaee479e84c6cd81291587d2ee68cba099e129</meta:generator>
    <meta:document-statistic meta:table-count="0" meta:image-count="0" meta:object-count="0" meta:page-count="2" meta:paragraph-count="27" meta:word-count="449" meta:character-count="2766" meta:non-whitespace-character-count="2343"/>
    <meta:user-defined meta:name="DocumentEncoding">utf-8</meta:user-defined>
    <meta:user-defined meta:name="HTML" meta:value-type="boolean">true</meta:user-defined>
  </office:meta>
</office:document-meta>
</file>